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7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5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21"/>
        </table:table-row>
        <table:table-row table:style-name="ro1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 table:number-columns-repeated="1021"/>
        </table:table-row>
        <table:table-row table:style-name="ro1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 table:number-columns-repeated="1021"/>
        </table:table-row>
        <table:table-row table:style-name="ro1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 table:number-columns-repeated="1021"/>
        </table:table-row>
        <table:table-row table:style-name="ro1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 table:number-columns-repeated="1021"/>
        </table:table-row>
        <table:table-row table:style-name="ro1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 table:number-columns-repeated="1021"/>
        </table:table-row>
        <table:table-row table:style-name="ro1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2-15T16:47:55</dc:date>
    <meta:editing-duration>P0D</meta:editing-duration>
    <meta:editing-cycles>1</meta:editing-cycles>
    <meta:document-statistic meta:table-count="1" meta:cell-count="23" meta:object-count="0"/>
    <meta:generator>LibreOffice/4.0.6.2$Linux_x86 LibreOffice_project/400m0$Build-2</meta:generator>
  </office:meta>
</office:document-meta>
</file>